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/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/>
      <style:text-properties fo:hyphenate="true"/>
    </style:style>
    <style:style style:name="T3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7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9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/>
      <style:text-properties fo:hyphenate="true"/>
    </style:style>
    <style:style style:name="T1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17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19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20" style:parent-style-name="Normal" style:list-style-name="LFO5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1" style:parent-style-name="Normal" style:list-style-name="LFO6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2" style:parent-style-name="Normal" style:list-style-name="LFO7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/>
      <style:text-properties fo:hyphenate="true"/>
    </style:style>
    <style:style style:name="T24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2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26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27" style:parent-style-name="Normal" style:list-style-name="LFO8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/>
      <style:text-properties fo:hyphenate="true"/>
    </style:style>
    <style:style style:name="T3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3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32" style:parent-style-name="Normal" style:family="paragraph">
      <style:paragraph-properties fo:widows="2" fo:orphans="2" style:vertical-align="auto"/>
      <style:text-properties fo:hyphenate="true"/>
    </style:style>
    <style:style style:name="T33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35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36" style:parent-style-name="Normal" style:family="paragraph">
      <style:paragraph-properties fo:widows="2" fo:orphans="2" style:vertical-align="auto"/>
      <style:text-properties fo:hyphenate="true"/>
    </style:style>
    <style:style style:name="T37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38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39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40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1" style:parent-style-name="Normal" style:list-style-name="LFO9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42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3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4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46" style:parent-style-name="Normal" style:list-style-name="LFO10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fo:hyphenate="true"/>
    </style:style>
    <style:style style:name="T47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49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0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1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2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3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4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55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5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7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9" style:parent-style-name="Normal" style:family="paragraph">
      <style:paragraph-properties fo:widows="2" fo:orphans="2" style:vertical-align="auto"/>
      <style:text-properties fo:hyphenate="true"/>
    </style:style>
    <style:style style:name="T6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6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62" style:parent-style-name="Normal" style:family="paragraph">
      <style:paragraph-properties fo:widows="2" fo:orphans="2" style:vertical-align="auto"/>
      <style:text-properties fo:hyphenate="true"/>
    </style:style>
    <style:style style:name="T63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64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T65" style:parent-style-name="DefaultParagraphFont" style:family="text"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/>
    </style:style>
    <style:style style:name="P66" style:parent-style-name="Normal" style:list-style-name="LFO11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7" style:parent-style-name="Normal" style:list-style-name="LFO12" style:family="paragraph">
      <style:paragraph-properties fo:widows="2" fo:orphans="2" style:vertical-align="auto" fo:margin-left="0.75in">
        <style:tab-stops>
          <style:tab-stop style:type="left" style:position="-0.25in"/>
        </style:tab-stops>
      </style:paragraph-properties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8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fo:color="#4E5A66" style:letter-kerning="false" fo:font-size="10.5pt" style:font-size-asian="10.5pt" style:font-size-complex="10.5pt" style:language-asian="en" style:country-asian="US" style:language-complex="ar" style:country-complex="SA" fo:hyphenate="true"/>
    </style:style>
  </office:automatic-styles>
  <office:body>
    <office:text text:use-soft-page-breaks="true">
      <text:p text:style-name="P1">Future in the Past (simple)                           <text:s/></text:p>
      <text:p text:style-name="P2"><text:span text:style-name="T3">Wh quest word</text:span><text:span text:style-name="T4"><text:s/>-<text:s/></text:span><text:span text:style-name="T5">what,when,where,who,which,whom,whose</text:span></text:p>
      <text:p text:style-name="P6"/>
      <text:p text:style-name="P7">P-&gt; sub+would+v1+obj                                     <text:s/></text:p>
      <text:p text:style-name="P8">N-&gt; sub+ would not+v1+obj</text:p>
      <text:p text:style-name="P9">PQ-&gt; would+sub+v1+obj+?</text:p>
      <text:p text:style-name="P10">NQ-&gt; would +sub+not+v1+obj?</text:p>
      <text:p text:style-name="P11">wh Q-&gt; Wh...+would+sub+v1+obj+?</text:p>
      <text:p text:style-name="P12"/>
      <text:p text:style-name="P13"/>
      <text:p text:style-name="P14"/>
      <text:p text:style-name="P15"><text:span text:style-name="T16">Would</text:span><text:span text:style-name="T17"> is an auxiliary /helping verb - a modal auxiliary verb. We use </text:span><text:span text:style-name="T18">would</text:span><text:span text:style-name="T19"> mainly to:</text:span></text:p>
      <text:list text:style-name="LFO5" text:continue-numbering="true">
        <text:list-item>
          <text:p text:style-name="P20">talk about the past</text:p>
        </text:list-item>
      </text:list>
      <text:list text:style-name="LFO6" text:continue-numbering="true">
        <text:list-item>
          <text:p text:style-name="P21">talk about the future in the past</text:p>
        </text:list-item>
      </text:list>
      <text:list text:style-name="LFO7" text:continue-numbering="true">
        <text:list-item>
          <text:p text:style-name="P22">express the conditional mood</text:p>
        </text:list-item>
      </text:list>
      <text:p text:style-name="P23"><text:span text:style-name="T24">We also use </text:span><text:span text:style-name="T25">would</text:span><text:span text:style-name="T26"> for other functions, such as:</text:span></text:p>
      <text:list text:style-name="LFO8" text:continue-numbering="true">
        <text:list-item>
          <text:p text:style-name="P27">expressing desire, polite requests and questions, opinion or hope, wish and regret</text:p>
        </text:list-item>
      </text:list>
      <text:p text:style-name="P28"/>
      <text:p text:style-name="P29"><text:span text:style-name="T30">Structure of </text:span><text:span text:style-name="T31">would</text:span></text:p>
      <text:p text:style-name="P32"><text:span text:style-name="T33">The basic structure for </text:span><text:span text:style-name="T34">would</text:span><text:span text:style-name="T35"> is:</text:span></text:p>
      <text:p text:style-name="P36"><text:span text:style-name="T37">subject+(auxiliary verb)</text:span><text:span text:style-name="T38">would</text:span><text:span text:style-name="T39">+main verb</text:span></text:p>
      <text:p text:style-name="P40">Note that:</text:p>
      <text:list text:style-name="LFO9" text:continue-numbering="true">
        <text:list-item>
          <text:p text:style-name="P41"><text:span text:style-name="T42">The auxiliary verb </text:span><text:span text:style-name="T43">would</text:span><text:span text:style-name="T44"> is invariable. There is only one form: </text:span><text:span text:style-name="T45">would</text:span></text:p>
        </text:list-item>
      </text:list>
      <text:list text:style-name="LFO10" text:continue-numbering="true">
        <text:list-item>
          <text:p text:style-name="P46"><text:span text:style-name="T47">The </text:span><text:span text:style-name="T48">main verb</text:span><text:span text:style-name="T49"> is usually in the </text:span><text:span text:style-name="T50">base</text:span><text:span text:style-name="T51"> form </text:span><text:span text:style-name="T52">(He would </text:span><text:span text:style-name="T53">go</text:span><text:span text:style-name="T54">)</text:span><text:span text:style-name="T55">.</text:span></text:p>
        </text:list-item>
      </text:list>
      <text:p text:style-name="P56">Look at the basic structure again, with positive, negative and question sentences:</text:p>
      <text:p text:style-name="P57">    </text:p>
      <text:p text:style-name="P58">    </text:p>
      <text:p text:style-name="P59"><text:span text:style-name="T60">would</text:span><text:span text:style-name="T61"> for the future in past</text:span></text:p>
      <text:p text:style-name="P62"><text:span text:style-name="T63">When talking about the past we can use </text:span><text:span text:style-name="T64">would</text:span><text:span text:style-name="T65"> to express something that has not happened at the time we are talking about:</text:span></text:p>
      <text:list text:style-name="LFO11" text:continue-numbering="true">
        <text:list-item>
          <text:p text:style-name="P66">In London she met the man that she would one day marry.</text:p>
        </text:list-item>
      </text:list>
      <text:list text:style-name="LFO12" text:continue-numbering="true">
        <text:list-item>
          <text:p text:style-name="P67">He left 5 minutes late, unaware that the delay would save his life.(blessing in disguise)</text:p>
        </text:list-item>
      </text:list>
      <text:p text:style-name="P68">    </text:p>
      <text:p text:style-name="Textbody">   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uthor-a-jbnbz83zy8oz69zdz66zz70zz85zz88zq5" style:display-name="author-a-jbnbz83zy8oz69zdz66zz70zz85zz88zq5" style:family="text" style:parent-style-name="DefaultParagraphFont"/>
    <style:style style:name="author-a-z66zz77zommaz82zursniz79zz81zz79zm" style:display-name="author-a-z66zz77zommaz82zursniz79zz81zz79z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3a9ef1e</dc:title>
    <meta:initial-creator>Etherpad</meta:initial-creator>
    <dc:creator>SHIVAM SINGH</dc:creator>
    <meta:creation-date>2021-03-09T05:07:00Z</meta:creation-date>
    <dc:date>2021-03-09T06:39:00Z</dc:date>
    <meta:template xlink:href="Normal" xlink:type="simple"/>
    <meta:editing-cycles>2</meta:editing-cycles>
    <meta:editing-duration>PT5520S</meta:editing-duration>
    <meta:document-statistic meta:page-count="1" meta:paragraph-count="2" meta:word-count="181" meta:character-count="1212" meta:row-count="8" meta:non-whitespace-character-count="1033"/>
  </office:meta>
</office:document-meta>
</file>